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A61000001779C095FE7C1E2E5F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8cm" svg:stroke-color="#99ff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2.4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 draw:fill-color="#ffffff"/>
      <style:text-properties style:font-name="Malgun Goth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5.1cm" svg:height="1.6cm" svg:x="0.957cm" svg:y="3.928cm">
          <draw:text-box>
            <text:p text:style-name="P2"><text:span text:style-name="T1">Eu sou</text:span><text:span text:style-name="T2"> </text:span></text:p>
          </draw:text-box>
        </draw:frame>
        <draw:frame draw:style-name="gr3" draw:text-style-name="P4" draw:layer="layout" svg:width="20.399cm" svg:height="2.877cm" svg:x="-0.099cm" svg:y="0.82cm">
          <draw:image xlink:href="Pictures/1000000000000A61000001779C095FE7C1E2E5F2.jpg" xlink:type="simple" xlink:show="embed" xlink:actuate="onLoad">
            <text:p/>
          </draw:image>
        </draw:frame>
        <draw:frame draw:style-name="gr4" draw:text-style-name="P6" draw:layer="layout" svg:width="19cm" svg:height="22.7cm" svg:x="1cm" svg:y="6cm">
          <draw:text-box>
            <text:p text:style-name="P5"><text:span text:style-name="T3">1. Primeira dica.</text:span></text:p>
            <text:p text:style-name="P5"><text:span text:style-name="T3">2. Segunda dica.</text:span></text:p>
            <text:p text:style-name="P5"><text:span text:style-name="T3">3. Terceira dica.</text:span></text:p>
            <text:p text:style-name="P5"><text:span text:style-name="T3">4. Quarta dica.</text:span></text:p>
            <text:p text:style-name="P5"><text:span text:style-name="T3">5. Quinta dica.</text:span></text:p>
            <text:p text:style-name="P5"><text:span text:style-name="T3">6. Sexta dica.</text:span></text:p>
            <text:p text:style-name="P5"><text:span text:style-name="T3">7. Sétima dica.</text:span></text:p>
            <text:p text:style-name="P5"><text:span text:style-name="T3">8. Oitava dica.</text:span></text:p>
            <text:p text:style-name="P5"><text:span text:style-name="T3">9. Nona dica.</text:span></text:p>
            <text:p text:style-name="P5"><text:span text:style-name="T3">10. Décima dic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09-20T14:58:34.323725339</dc:date>
    <meta:editing-duration>PT31M1S</meta:editing-duration>
    <meta:editing-cycles>5</meta:editing-cycles>
    <meta:generator>LibreOffice/5.1.4.2$MacOSX_X86_64 LibreOffice_project/f99d75f39f1c57ebdd7ffc5f42867c12031db97a</meta:generator>
    <meta:document-statistic meta:object-count="4"/>
  </office:meta>
</office:document-meta>
</file>